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buggerCommands" style:family="table">
      <style:table-properties style:width="6.925in" table:align="margins"/>
    </style:style>
    <style:style style:name="DebuggerCommands.A" style:family="table-column">
      <style:table-column-properties style:column-width="0.7618in" style:rel-column-width="1097*"/>
    </style:style>
    <style:style style:name="DebuggerCommands.B" style:family="table-column">
      <style:table-column-properties style:column-width="3.8549in" style:rel-column-width="5551*"/>
    </style:style>
    <style:style style:name="DebuggerCommands.C" style:family="table-column">
      <style:table-column-properties style:column-width="2.3083in" style:rel-column-width="3324*"/>
    </style:style>
    <style:style style:name="DebuggerCommands.A1" style:family="table-cell">
      <style:table-cell-properties fo:padding="0.0382in" fo:border-left="0.0007in solid #000000" fo:border-right="none" fo:border-top="0.0007in solid #000000" fo:border-bottom="0.0007in solid #000000"/>
    </style:style>
    <style:style style:name="DebuggerCommands.C1" style:family="table-cell">
      <style:table-cell-properties fo:padding="0.0382in" fo:border="0.0007in solid #000000"/>
    </style:style>
    <style:style style:name="DebuggerCommands.A2" style:family="table-cell">
      <style:table-cell-properties fo:padding="0.0382in" fo:border-left="0.0007in solid #000000" fo:border-right="none" fo:border-top="none" fo:border-bottom="0.0007in solid #000000"/>
    </style:style>
    <style:style style:name="DebuggerCommands.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text-underline-style="solid" style:text-underline-width="auto" style:text-underline-color="font-color" style:font-size-asian="10pt" style:font-size-complex="10pt"/>
    </style:style>
    <style:style style:name="P3"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llowing is a quick description of the 9200 machine code debugger that is built in to the emulator.</text:p>
      <text:p text:style-name="P1"/>
      <text:p text:style-name="P1">It is possible to debug your 9200 programs using a very simple machine code debugger that is built in to the emulator. The debugger is enabled using the Cycle switch on the control panel. Turning the Cycle switch on will cause the debugger window to be displayed the next time the Start switch is pressed. I find that the easiest way to debug a program is to load the first card of your program (Load switch on / press Start / Load switch off) then turn the Cycle switch on and then press Start to display the debugger window. At this point you can set breakpoints or whatever else you need to do. Then start the load process by entering 'C' in the command box. Your program will now load and execute until either it hits a breakpoint or an HPR instruction. At which point it will halt just prior to executing the instruction in question. At this point you can examine registers, examine memory and set breakpoints. </text:p>
      <text:p text:style-name="P1"/>
      <text:p text:style-name="P1">Debugger commands are entered in the command box at the bottom of the window. Commands consist of a single letter followed by a space and an optional parameter. Once sufficient characters have been entered to form a valid command it will be executed. There is no need to press return.</text:p>
      <text:p text:style-name="P1"/>
      <text:p text:style-name="P2">Command Summary</text:p>
      <text:p text:style-name="P2"><text:span text:style-name="T1"/></text:p>
      <table:table table:name="DebuggerCommands" table:style-name="DebuggerCommands">
        <table:table-column table:style-name="DebuggerCommands.A"/>
        <table:table-column table:style-name="DebuggerCommands.B"/>
        <table:table-column table:style-name="DebuggerCommands.C"/>
        <table:table-row>
          <table:table-cell table:style-name="DebuggerCommands.A1" office:value-type="string">
            <text:p text:style-name="P7">Command</text:p>
          </table:table-cell>
          <table:table-cell table:style-name="DebuggerCommands.A1" office:value-type="string">
            <text:p text:style-name="P6">Parameter</text:p>
          </table:table-cell>
          <table:table-cell table:style-name="DebuggerCommands.C1" office:value-type="string">
            <text:p text:style-name="P6">Action</text:p>
          </table:table-cell>
        </table:table-row>
        <table:table-row>
          <table:table-cell table:style-name="DebuggerCommands.A2" office:value-type="string">
            <text:p text:style-name="P7">B</text:p>
          </table:table-cell>
          <table:table-cell table:style-name="DebuggerCommands.A2" office:value-type="string">
            <text:p text:style-name="P5">A 4 digit hexadecimal number indicating the address of the first byte of the instruction where a breakpoint is to occur.</text:p>
          </table:table-cell>
          <table:table-cell table:style-name="DebuggerCommands.C2" office:value-type="string">
            <text:p text:style-name="P5">Set a breakpoint.</text:p>
          </table:table-cell>
        </table:table-row>
        <table:table-row>
          <table:table-cell table:style-name="DebuggerCommands.A2" office:value-type="string">
            <text:p text:style-name="P7">C</text:p>
          </table:table-cell>
          <table:table-cell table:style-name="DebuggerCommands.A2" office:value-type="string">
            <text:p text:style-name="P5">N/A</text:p>
          </table:table-cell>
          <table:table-cell table:style-name="DebuggerCommands.C2" office:value-type="string">
            <text:p text:style-name="P5">Run the program until a breakpoint or HPR instruction is encountered.</text:p>
          </table:table-cell>
        </table:table-row>
        <table:table-row>
          <table:table-cell table:style-name="DebuggerCommands.A2" office:value-type="string">
            <text:p text:style-name="P7">D</text:p>
          </table:table-cell>
          <table:table-cell table:style-name="DebuggerCommands.A2" office:value-type="string">
            <text:p text:style-name="P5">A 4 digit hexadecimal number indicating the address of the first byte of data to be displayed in the dump panel. If the address does not fall on a half word boundary, the first address to be displayed will be 1 less than the address given</text:p>
          </table:table-cell>
          <table:table-cell table:style-name="DebuggerCommands.C2" office:value-type="string">
            <text:p text:style-name="P5">Display memory.</text:p>
          </table:table-cell>
        </table:table-row>
        <table:table-row>
          <table:table-cell table:style-name="DebuggerCommands.A2" office:value-type="string">
            <text:p text:style-name="P7">N</text:p>
          </table:table-cell>
          <table:table-cell table:style-name="DebuggerCommands.A2" office:value-type="string">
            <text:p text:style-name="P5">N/A</text:p>
          </table:table-cell>
          <table:table-cell table:style-name="DebuggerCommands.C2" office:value-type="string">
            <text:p text:style-name="P5">Execute a single instruction and stop.</text:p>
          </table:table-cell>
        </table:table-row>
      </table:table>
      <text:p text:style-name="P2"><text:span text:style-name="T1"/></text:p>
      <text:p text:style-name="P3">Instruction Trace Back</text:p>
      <text:p text:style-name="P3"><text:span text:style-name="T1"/></text:p>
      <text:p text:style-name="P3"><text:span text:style-name="T1">Whenever the debugger stops it will display the next instruction to be executed as well as the 50 most recently executed instructions in the Trace tab. The next instruction to be executed is shown in the last row of the table. You may have to scroll down to see it. The most recently executed instruction is in the line immediately above the next instruction and so on. This can be particularly helpful when trying to figure out why a program has HPR'd. </text:span><text:span text:style-name="T2">Beware that the trace may be inaccurate due to the fact the 9200 programmers of the age were extremely fond of self modifying code and the instruction may have changed between the time it was executed and the time that the trace snapshot was taken.</text:span></text:p>
      <text:p text:style-name="P3"><text:span text:style-name="T3"/></text:p>
      <text:p text:style-name="P4">Quirks and Foibles</text:p>
      <text:p text:style-name="P4"><text:span text:style-name="T1"/></text:p>
      <text:p text:style-name="P4"><text:span text:style-name="T1">When the debugger stops because of an HPR you will have to do 2 things to get the program moving again. First you will have to use the C or N commands to actually execute the HPR instruction. Then you will have to press the Start switch to allow the processor to continue from the HPR.</text:span></text:p>
      <text:p text:style-name="P4"><text:span text:style-name="T1"/></text:p>
      <text:p text:style-name="P4"><text:span text:style-name="T1">Because of the interactions between the emulated CPU and the debugger and the control panel it is fairly easy to get the emulator so confused that it simply refuses to respond to any commands whatsoever. If this happens, first check to make sure that the emulator is not displaying a dialog of some kind behind the debugger window. Drag the debugger window around a bit to reveal any hidden windows. Respond to the dialog and things should carry on. If this doesn't get things moving you may just have to kill the emulator and start over. In cases like this, just take a deep breath, remember how much you paid for the emulator (nothing) and try not to get too frustrated.</text:span></text:p>
      <text:p text:style-name="P4"><text:span text:style-name="T1"/></text:p>
      <text:p text:style-name="P4"><text:span text:style-name="T1">Do not minimize the debugger window. This will cause it to be irretrievably hidden and hang the emulator complet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16-05-24T14:54:38.68</meta:creation-date>
    <meta:generator>OpenOffice/4.1.1$Win32 OpenOffice.org_project/411m6$Build-9775</meta:generator>
    <dc:date>2016-05-24T15:29:26.99</dc:date>
    <dc:creator>Stephen Boyd</dc:creator>
    <meta:editing-duration>PT34M47S</meta:editing-duration>
    <meta:editing-cycles>3</meta:editing-cycles>
    <meta:document-statistic meta:table-count="1" meta:image-count="0" meta:object-count="0" meta:page-count="1" meta:paragraph-count="25" meta:word-count="666" meta:character-count="3663"/>
  </office:meta>
</office:document-meta>
</file>